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57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DNC</text:p>
          </table:table-cell>
          <table:table-cell office:value-type="string" calcext:value-type="string">
            <text:p>DNCP1</text:p>
          </table:table-cell>
          <table:table-cell office:value-type="string" calcext:value-type="string">
            <text:p>DNCP2</text:p>
          </table:table-cell>
          <table:table-cell office:value-type="string" calcext:value-type="string">
            <text:p>DNCP3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PAR</text:p>
          </table:table-cell>
          <table:table-cell office:value-type="string" calcext:value-type="string">
            <text:p>OP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062" calcext:value-type="float">
            <text:p>0.07062</text:p>
          </table:table-cell>
          <table:table-cell office:value-type="float" office:value="0.559627" calcext:value-type="float">
            <text:p>0.559627</text:p>
          </table:table-cell>
          <table:table-cell office:value-type="float" office:value="0.536878" calcext:value-type="float">
            <text:p>0.536878</text:p>
          </table:table-cell>
          <table:table-cell office:value-type="float" office:value="0.577311" calcext:value-type="float">
            <text:p>0.577311</text:p>
          </table:table-cell>
          <table:table-cell office:value-type="float" office:value="0.626778" calcext:value-type="float">
            <text:p>0.626778</text:p>
          </table:table-cell>
          <table:table-cell office:value-type="float" office:value="0.549413" calcext:value-type="float">
            <text:p>0.549413</text:p>
          </table:table-cell>
          <table:table-cell office:value-type="float" office:value="0.115281" calcext:value-type="float">
            <text:p>0.115281</text:p>
          </table:table-cell>
          <table:table-cell office:value-type="float" office:value="0.114152" calcext:value-type="float">
            <text:p>0.1141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1549" calcext:value-type="float">
            <text:p>0.071549</text:p>
          </table:table-cell>
          <table:table-cell office:value-type="float" office:value="0.550069" calcext:value-type="float">
            <text:p>0.550069</text:p>
          </table:table-cell>
          <table:table-cell office:value-type="float" office:value="0.306274" calcext:value-type="float">
            <text:p>0.306274</text:p>
          </table:table-cell>
          <table:table-cell office:value-type="float" office:value="0.440331" calcext:value-type="float">
            <text:p>0.440331</text:p>
          </table:table-cell>
          <table:table-cell office:value-type="float" office:value="0.325725" calcext:value-type="float">
            <text:p>0.325725</text:p>
          </table:table-cell>
          <table:table-cell office:value-type="float" office:value="0.552358" calcext:value-type="float">
            <text:p>0.552358</text:p>
          </table:table-cell>
          <table:table-cell office:value-type="float" office:value="0.063955" calcext:value-type="float">
            <text:p>0.063955</text:p>
          </table:table-cell>
          <table:table-cell office:value-type="float" office:value="0.062109" calcext:value-type="float">
            <text:p>0.0621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0618" calcext:value-type="float">
            <text:p>0.070618</text:p>
          </table:table-cell>
          <table:table-cell office:value-type="float" office:value="0.558446" calcext:value-type="float">
            <text:p>0.558446</text:p>
          </table:table-cell>
          <table:table-cell office:value-type="float" office:value="0.301602" calcext:value-type="float">
            <text:p>0.301602</text:p>
          </table:table-cell>
          <table:table-cell office:value-type="float" office:value="0.375277" calcext:value-type="float">
            <text:p>0.375277</text:p>
          </table:table-cell>
          <table:table-cell office:value-type="float" office:value="0.336822" calcext:value-type="float">
            <text:p>0.336822</text:p>
          </table:table-cell>
          <table:table-cell office:value-type="float" office:value="0.55653" calcext:value-type="float">
            <text:p>0.55653</text:p>
          </table:table-cell>
          <table:table-cell office:value-type="float" office:value="0.069274" calcext:value-type="float">
            <text:p>0.069274</text:p>
          </table:table-cell>
          <table:table-cell office:value-type="float" office:value="0.072632" calcext:value-type="float">
            <text:p>0.0726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71124" calcext:value-type="float">
            <text:p>0.071124</text:p>
          </table:table-cell>
          <table:table-cell office:value-type="float" office:value="0.555354" calcext:value-type="float">
            <text:p>0.555354</text:p>
          </table:table-cell>
          <table:table-cell office:value-type="float" office:value="0.300531" calcext:value-type="float">
            <text:p>0.300531</text:p>
          </table:table-cell>
          <table:table-cell office:value-type="float" office:value="0.355705" calcext:value-type="float">
            <text:p>0.355705</text:p>
          </table:table-cell>
          <table:table-cell office:value-type="float" office:value="0.355624" calcext:value-type="float">
            <text:p>0.355624</text:p>
          </table:table-cell>
          <table:table-cell office:value-type="float" office:value="0.559869" calcext:value-type="float">
            <text:p>0.559869</text:p>
          </table:table-cell>
          <table:table-cell office:value-type="float" office:value="0.061042" calcext:value-type="float">
            <text:p>0.061042</text:p>
          </table:table-cell>
          <table:table-cell office:value-type="float" office:value="0.061735" calcext:value-type="float">
            <text:p>0.0617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71575" calcext:value-type="float">
            <text:p>0.071575</text:p>
          </table:table-cell>
          <table:table-cell office:value-type="float" office:value="0.561111" calcext:value-type="float">
            <text:p>0.561111</text:p>
          </table:table-cell>
          <table:table-cell office:value-type="float" office:value="0.30419" calcext:value-type="float">
            <text:p>0.30419</text:p>
          </table:table-cell>
          <table:table-cell office:value-type="float" office:value="0.41471" calcext:value-type="float">
            <text:p>0.41471</text:p>
          </table:table-cell>
          <table:table-cell office:value-type="float" office:value="0.331793" calcext:value-type="float">
            <text:p>0.331793</text:p>
          </table:table-cell>
          <table:table-cell office:value-type="float" office:value="0.552644" calcext:value-type="float">
            <text:p>0.552644</text:p>
          </table:table-cell>
          <table:table-cell office:value-type="float" office:value="0.058191" calcext:value-type="float">
            <text:p>0.058191</text:p>
          </table:table-cell>
          <table:table-cell office:value-type="float" office:value="0.058485" calcext:value-type="float">
            <text:p>0.0584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71895" calcext:value-type="float">
            <text:p>0.071895</text:p>
          </table:table-cell>
          <table:table-cell office:value-type="float" office:value="0.557433" calcext:value-type="float">
            <text:p>0.557433</text:p>
          </table:table-cell>
          <table:table-cell office:value-type="float" office:value="0.296216" calcext:value-type="float">
            <text:p>0.296216</text:p>
          </table:table-cell>
          <table:table-cell office:value-type="float" office:value="0.470542" calcext:value-type="float">
            <text:p>0.470542</text:p>
          </table:table-cell>
          <table:table-cell office:value-type="float" office:value="0.318946" calcext:value-type="float">
            <text:p>0.318946</text:p>
          </table:table-cell>
          <table:table-cell office:value-type="float" office:value="0.553674" calcext:value-type="float">
            <text:p>0.553674</text:p>
          </table:table-cell>
          <table:table-cell office:value-type="float" office:value="0.057047" calcext:value-type="float">
            <text:p>0.057047</text:p>
          </table:table-cell>
          <table:table-cell office:value-type="float" office:value="0.056838" calcext:value-type="float">
            <text:p>0.0568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71655" calcext:value-type="float">
            <text:p>0.071655</text:p>
          </table:table-cell>
          <table:table-cell office:value-type="float" office:value="0.554631" calcext:value-type="float">
            <text:p>0.554631</text:p>
          </table:table-cell>
          <table:table-cell office:value-type="float" office:value="0.299785" calcext:value-type="float">
            <text:p>0.299785</text:p>
          </table:table-cell>
          <table:table-cell office:value-type="float" office:value="0.420991" calcext:value-type="float">
            <text:p>0.420991</text:p>
          </table:table-cell>
          <table:table-cell office:value-type="float" office:value="0.3308" calcext:value-type="float">
            <text:p>0.3308</text:p>
          </table:table-cell>
          <table:table-cell office:value-type="float" office:value="0.549917" calcext:value-type="float">
            <text:p>0.549917</text:p>
          </table:table-cell>
          <table:table-cell office:value-type="float" office:value="0.057457" calcext:value-type="float">
            <text:p>0.057457</text:p>
          </table:table-cell>
          <table:table-cell office:value-type="float" office:value="0.055049" calcext:value-type="float">
            <text:p>0.0550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1809" calcext:value-type="float">
            <text:p>0.071809</text:p>
          </table:table-cell>
          <table:table-cell office:value-type="float" office:value="0.550197" calcext:value-type="float">
            <text:p>0.550197</text:p>
          </table:table-cell>
          <table:table-cell office:value-type="float" office:value="0.310214" calcext:value-type="float">
            <text:p>0.310214</text:p>
          </table:table-cell>
          <table:table-cell office:value-type="float" office:value="0.982098" calcext:value-type="float">
            <text:p>0.982098</text:p>
          </table:table-cell>
          <table:table-cell office:value-type="float" office:value="0.32496" calcext:value-type="float">
            <text:p>0.32496</text:p>
          </table:table-cell>
          <table:table-cell office:value-type="float" office:value="0.550059" calcext:value-type="float">
            <text:p>0.550059</text:p>
          </table:table-cell>
          <table:table-cell office:value-type="float" office:value="0.071528" calcext:value-type="float">
            <text:p>0.071528</text:p>
          </table:table-cell>
          <table:table-cell office:value-type="float" office:value="0.064342" calcext:value-type="float">
            <text:p>0.0643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70773" calcext:value-type="float">
            <text:p>0.070773</text:p>
          </table:table-cell>
          <table:table-cell table:style-name="ce1" office:value-type="float" office:value="0.557335" calcext:value-type="float">
            <text:p>0.557335</text:p>
          </table:table-cell>
          <table:table-cell office:value-type="float" office:value="0.336521" calcext:value-type="float">
            <text:p>0.336521</text:p>
          </table:table-cell>
          <table:table-cell office:value-type="float" office:value="2.817355" calcext:value-type="float">
            <text:p>2.817355</text:p>
          </table:table-cell>
          <table:table-cell office:value-type="float" office:value="0.325916" calcext:value-type="float">
            <text:p>0.325916</text:p>
          </table:table-cell>
          <table:table-cell office:value-type="float" office:value="0.550653" calcext:value-type="float">
            <text:p>0.550653</text:p>
          </table:table-cell>
          <table:table-cell office:value-type="float" office:value="0.065104" calcext:value-type="float">
            <text:p>0.065104</text:p>
          </table:table-cell>
          <table:table-cell office:value-type="float" office:value="0.064986" calcext:value-type="float">
            <text:p>0.0649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1403" calcext:value-type="float">
            <text:p>0.071403</text:p>
          </table:table-cell>
          <table:table-cell table:style-name="ce1" office:value-type="float" office:value="0.549012" calcext:value-type="float">
            <text:p>0.549012</text:p>
          </table:table-cell>
          <table:table-cell office:value-type="float" office:value="0.338629" calcext:value-type="float">
            <text:p>0.338629</text:p>
          </table:table-cell>
          <table:table-cell office:value-type="float" office:value="3.162702" calcext:value-type="float">
            <text:p>3.162702</text:p>
          </table:table-cell>
          <table:table-cell office:value-type="float" office:value="0.338948" calcext:value-type="float">
            <text:p>0.338948</text:p>
          </table:table-cell>
          <table:table-cell office:value-type="float" office:value="0.587052" calcext:value-type="float">
            <text:p>0.587052</text:p>
          </table:table-cell>
          <table:table-cell office:value-type="float" office:value="0.07848" calcext:value-type="float">
            <text:p>0.07848</text:p>
          </table:table-cell>
          <table:table-cell office:value-type="float" office:value="0.056389" calcext:value-type="float">
            <text:p>0.0563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71012" calcext:value-type="float">
            <text:p>0.071012</text:p>
          </table:table-cell>
          <table:table-cell table:style-name="ce1" office:value-type="float" office:value="0.553942" calcext:value-type="float">
            <text:p>0.553942</text:p>
          </table:table-cell>
          <table:table-cell office:value-type="float" office:value="0.323228" calcext:value-type="float">
            <text:p>0.323228</text:p>
          </table:table-cell>
          <table:table-cell office:value-type="float" office:value="3.310992" calcext:value-type="float">
            <text:p>3.310992</text:p>
          </table:table-cell>
          <table:table-cell office:value-type="float" office:value="0.318828" calcext:value-type="float">
            <text:p>0.318828</text:p>
          </table:table-cell>
          <table:table-cell office:value-type="float" office:value="0.552322" calcext:value-type="float">
            <text:p>0.552322</text:p>
          </table:table-cell>
          <table:table-cell office:value-type="float" office:value="0.057108" calcext:value-type="float">
            <text:p>0.057108</text:p>
          </table:table-cell>
          <table:table-cell office:value-type="float" office:value="0.057765" calcext:value-type="float">
            <text:p>0.0577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71166" calcext:value-type="float">
            <text:p>0.071166</text:p>
          </table:table-cell>
          <table:table-cell table:style-name="ce1" office:value-type="float" office:value="0.547823" calcext:value-type="float">
            <text:p>0.547823</text:p>
          </table:table-cell>
          <table:table-cell office:value-type="float" office:value="0.30857" calcext:value-type="float">
            <text:p>0.30857</text:p>
          </table:table-cell>
          <table:table-cell office:value-type="float" office:value="3.593548" calcext:value-type="float">
            <text:p>3.593548</text:p>
          </table:table-cell>
          <table:table-cell office:value-type="float" office:value="0.344272" calcext:value-type="float">
            <text:p>0.344272</text:p>
          </table:table-cell>
          <table:table-cell office:value-type="float" office:value="0.581188" calcext:value-type="float">
            <text:p>0.581188</text:p>
          </table:table-cell>
          <table:table-cell office:value-type="float" office:value="0.056538" calcext:value-type="float">
            <text:p>0.056538</text:p>
          </table:table-cell>
          <table:table-cell office:value-type="float" office:value="0.06861" calcext:value-type="float">
            <text:p>0.068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7546" calcext:value-type="float">
            <text:p>0.07546</text:p>
          </table:table-cell>
          <table:table-cell table:style-name="ce1" office:value-type="float" office:value="0.553818" calcext:value-type="float">
            <text:p>0.553818</text:p>
          </table:table-cell>
          <table:table-cell office:value-type="float" office:value="0.29822" calcext:value-type="float">
            <text:p>0.29822</text:p>
          </table:table-cell>
          <table:table-cell office:value-type="float" office:value="3.800255" calcext:value-type="float">
            <text:p>3.800255</text:p>
          </table:table-cell>
          <table:table-cell office:value-type="float" office:value="0.325652" calcext:value-type="float">
            <text:p>0.325652</text:p>
          </table:table-cell>
          <table:table-cell office:value-type="float" office:value="0.604079" calcext:value-type="float">
            <text:p>0.604079</text:p>
          </table:table-cell>
          <table:table-cell office:value-type="float" office:value="0.055263" calcext:value-type="float">
            <text:p>0.055263</text:p>
          </table:table-cell>
          <table:table-cell office:value-type="float" office:value="0.055211" calcext:value-type="float">
            <text:p>0.0552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74033" calcext:value-type="float">
            <text:p>0.074033</text:p>
          </table:table-cell>
          <table:table-cell table:style-name="ce1" office:value-type="float" office:value="0.55392" calcext:value-type="float">
            <text:p>0.55392</text:p>
          </table:table-cell>
          <table:table-cell office:value-type="float" office:value="0.305187" calcext:value-type="float">
            <text:p>0.305187</text:p>
          </table:table-cell>
          <table:table-cell office:value-type="float" office:value="4.025881" calcext:value-type="float">
            <text:p>4.025881</text:p>
          </table:table-cell>
          <table:table-cell office:value-type="float" office:value="0.336323" calcext:value-type="float">
            <text:p>0.336323</text:p>
          </table:table-cell>
          <table:table-cell office:value-type="float" office:value="0.554589" calcext:value-type="float">
            <text:p>0.554589</text:p>
          </table:table-cell>
          <table:table-cell office:value-type="float" office:value="0.054805" calcext:value-type="float">
            <text:p>0.054805</text:p>
          </table:table-cell>
          <table:table-cell office:value-type="float" office:value="0.055513" calcext:value-type="float">
            <text:p>0.0555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86272" calcext:value-type="float">
            <text:p>0.086272</text:p>
          </table:table-cell>
          <table:table-cell table:style-name="ce1" office:value-type="float" office:value="0.551282" calcext:value-type="float">
            <text:p>0.551282</text:p>
          </table:table-cell>
          <table:table-cell office:value-type="float" office:value="0.316431" calcext:value-type="float">
            <text:p>0.316431</text:p>
          </table:table-cell>
          <table:table-cell office:value-type="float" office:value="4.23786" calcext:value-type="float">
            <text:p>4.23786</text:p>
          </table:table-cell>
          <table:table-cell office:value-type="float" office:value="0.321082" calcext:value-type="float">
            <text:p>0.321082</text:p>
          </table:table-cell>
          <table:table-cell office:value-type="float" office:value="0.550714" calcext:value-type="float">
            <text:p>0.550714</text:p>
          </table:table-cell>
          <table:table-cell office:value-type="float" office:value="0.054363" calcext:value-type="float">
            <text:p>0.054363</text:p>
          </table:table-cell>
          <table:table-cell office:value-type="float" office:value="0.055023" calcext:value-type="float">
            <text:p>0.0550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80543" calcext:value-type="float">
            <text:p>0.080543</text:p>
          </table:table-cell>
          <table:table-cell table:style-name="ce1" office:value-type="float" office:value="0.551946" calcext:value-type="float">
            <text:p>0.551946</text:p>
          </table:table-cell>
          <table:table-cell office:value-type="float" office:value="0.32633" calcext:value-type="float">
            <text:p>0.32633</text:p>
          </table:table-cell>
          <table:table-cell office:value-type="float" office:value="4.538327" calcext:value-type="float">
            <text:p>4.538327</text:p>
          </table:table-cell>
          <table:table-cell office:value-type="float" office:value="0.337792" calcext:value-type="float">
            <text:p>0.337792</text:p>
          </table:table-cell>
          <table:table-cell office:value-type="float" office:value="0.555816" calcext:value-type="float">
            <text:p>0.555816</text:p>
          </table:table-cell>
          <table:table-cell office:value-type="float" office:value="0.054415" calcext:value-type="float">
            <text:p>0.054415</text:p>
          </table:table-cell>
          <table:table-cell office:value-type="float" office:value="0.065051" calcext:value-type="float">
            <text:p>0.0650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 style:data-style-name="N2" text:time-value="23:47:06.6144244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23:29:16.038844628</meta:creation-date>
    <dc:date>2019-10-03T23:53:09.202773525</dc:date>
    <meta:editing-duration>PT22M16S</meta:editing-duration>
    <meta:editing-cycles>16</meta:editing-cycles>
    <meta:generator>LibreOffice/6.2.7.1$Linux_X86_64 LibreOffice_project/20$Build-1</meta:generator>
    <meta:document-statistic meta:table-count="1" meta:cell-count="153" meta:object-count="0"/>
  </office:meta>
</office:document-meta>
</file>